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2.25mm"/>
    </style:style>
    <style:style style:name="co3" style:family="table-column">
      <style:table-column-properties fo:break-before="auto" style:column-width="48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plication-UNDEPLOYED-500ms-200ReqsPerSec-100-250users" table:style-name="ta1">
        <table:shapes>
          <draw:frame draw:z-index="0" draw:style-name="gr1" draw:text-style-name="P1" svg:width="148.2mm" svg:height="90.05mm" svg:x="155.07mm" svg:y="17.61mm">
            <loext:p draw:notify-on-update-of-ranges="'replication-UNDEPLOYED-500ms-200ReqsPerSec-100-250users'.A2:'replication-UNDEPLOYED-500ms-200ReqsPerSec-100-250users'.A62 'replication-UNDEPLOYED-500ms-200ReqsPerSec-100-250users'.B1:'replication-UNDEPLOYED-500ms-200ReqsPerSec-100-250users'.B1 'replication-UNDEPLOYED-500ms-200ReqsPerSec-100-250users'.B2:'replication-UNDEPLOYED-500ms-200ReqsPerSec-100-250users'.B62 'replication-UNDEPLOYED-500ms-200ReqsPerSec-100-250users'.C1:'replication-UNDEPLOYED-500ms-200ReqsPerSec-100-250users'.C1 'replication-UNDEPLOYED-500ms-200ReqsPerSec-100-250users'.C2:'replication-UNDEPLOYED-500ms-200ReqsPerSec-100-250users'.C62 'replication-UNDEPLOYED-500ms-200ReqsPerSec-100-250users'.D1:'replication-UNDEPLOYED-500ms-200ReqsPerSec-100-250users'.D1 'replication-UNDEPLOYED-500ms-200ReqsPerSec-100-250users'.D2:'replication-UNDEPLOYED-500ms-200ReqsPerSec-100-250users'.D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2 – Coarse grained elasticity</text:p>
          </table:table-cell>
          <table:table-cell office:value-type="string" calcext:value-type="string">
            <text:p>s3 – Fine-grained elasticity</text:p>
          </table:table-cell>
          <table:table-cell office:value-type="string" calcext:value-type="string">
            <text:p>Threshold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8.066170388751" calcext:value-type="float">
            <text:p>828,0661703888</text:p>
          </table:table-cell>
          <table:table-cell office:value-type="float" office:value="850.11570247934" calcext:value-type="float">
            <text:p>850,115702479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4.941563786008" calcext:value-type="float">
            <text:p>824,941563786</text:p>
          </table:table-cell>
          <table:table-cell office:value-type="float" office:value="858.921754084265" calcext:value-type="float">
            <text:p>858,921754084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9.70652173913" calcext:value-type="float">
            <text:p>839,7065217391</text:p>
          </table:table-cell>
          <table:table-cell office:value-type="float" office:value="865.022260273973" calcext:value-type="float">
            <text:p>865,02226027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6.251876563803" calcext:value-type="float">
            <text:p>836,2518765638</text:p>
          </table:table-cell>
          <table:table-cell office:value-type="float" office:value="829.81592039801" calcext:value-type="float">
            <text:p>829,81592039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2.306276150628" calcext:value-type="float">
            <text:p>842,3062761506</text:p>
          </table:table-cell>
          <table:table-cell office:value-type="float" office:value="831.786600496278" calcext:value-type="float">
            <text:p>831,786600496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4.736281736282" calcext:value-type="float">
            <text:p>824,7362817363</text:p>
          </table:table-cell>
          <table:table-cell office:value-type="float" office:value="833.730642504119" calcext:value-type="float">
            <text:p>833,7306425041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5.757650951199" calcext:value-type="float">
            <text:p>835,7576509512</text:p>
          </table:table-cell>
          <table:table-cell office:value-type="float" office:value="848.907692307692" calcext:value-type="float">
            <text:p>848,907692307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5.589940323956" calcext:value-type="float">
            <text:p>845,589940324</text:p>
          </table:table-cell>
          <table:table-cell office:value-type="float" office:value="845.204526404024" calcext:value-type="float">
            <text:p>845,20452640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.195884773663" calcext:value-type="float">
            <text:p>833,1958847737</text:p>
          </table:table-cell>
          <table:table-cell office:value-type="float" office:value="840.107382550336" calcext:value-type="float">
            <text:p>840,107382550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7.369851729819" calcext:value-type="float">
            <text:p>817,3698517298</text:p>
          </table:table-cell>
          <table:table-cell office:value-type="float" office:value="829.709758131776" calcext:value-type="float">
            <text:p>829,709758131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8.617549668874" calcext:value-type="float">
            <text:p>828,6175496689</text:p>
          </table:table-cell>
          <table:table-cell office:value-type="float" office:value="843.067782426778" calcext:value-type="float">
            <text:p>843,067782426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4.789429530201" calcext:value-type="float">
            <text:p>854,7894295302</text:p>
          </table:table-cell>
          <table:table-cell office:value-type="float" office:value="831.018945634267" calcext:value-type="float">
            <text:p>831,018945634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85.68155197657" calcext:value-type="float">
            <text:p>1885,6815519766</text:p>
          </table:table-cell>
          <table:table-cell office:value-type="float" office:value="1952.17638266069" calcext:value-type="float">
            <text:p>1952,176382660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26.21755725191" calcext:value-type="float">
            <text:p>1826,2175572519</text:p>
          </table:table-cell>
          <table:table-cell office:value-type="float" office:value="2071.91784232365" calcext:value-type="float">
            <text:p>2071,917842323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2.76037483266" calcext:value-type="float">
            <text:p>1812,7603748327</text:p>
          </table:table-cell>
          <table:table-cell office:value-type="float" office:value="2031.66473988439" calcext:value-type="float">
            <text:p>2031,664739884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27.47350543478" calcext:value-type="float">
            <text:p>1727,4735054348</text:p>
          </table:table-cell>
          <table:table-cell office:value-type="float" office:value="2010.2808716707" calcext:value-type="float">
            <text:p>2010,280871670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98.26941747573" calcext:value-type="float">
            <text:p>1898,2694174757</text:p>
          </table:table-cell>
          <table:table-cell office:value-type="float" office:value="2060.71176470588" calcext:value-type="float">
            <text:p>2060,711764705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2.64546684709" calcext:value-type="float">
            <text:p>1792,6454668471</text:p>
          </table:table-cell>
          <table:table-cell office:value-type="float" office:value="1120.28888888889" calcext:value-type="float">
            <text:p>1120,288888888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65.52422030524" calcext:value-type="float">
            <text:p>1565,5242203052</text:p>
          </table:table-cell>
          <table:table-cell office:value-type="float" office:value="1060.37083860093" calcext:value-type="float">
            <text:p>1060,370838600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55.48232323232" calcext:value-type="float">
            <text:p>1755,4823232323</text:p>
          </table:table-cell>
          <table:table-cell office:value-type="float" office:value="1165.65576833255" calcext:value-type="float">
            <text:p>1165,6557683326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1.01300813008" calcext:value-type="float">
            <text:p>2021,0130081301</text:p>
          </table:table-cell>
          <table:table-cell office:value-type="float" office:value="1188.46100278552" calcext:value-type="float">
            <text:p>1188,461002785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47.31519274376" calcext:value-type="float">
            <text:p>1747,3151927438</text:p>
          </table:table-cell>
          <table:table-cell office:value-type="float" office:value="1137.30198739699" calcext:value-type="float">
            <text:p>1137,30198739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26.47948890383" calcext:value-type="float">
            <text:p>1826,4794889038</text:p>
          </table:table-cell>
          <table:table-cell office:value-type="float" office:value="1213.02491772449" calcext:value-type="float">
            <text:p>1213,024917724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37.46242774566" calcext:value-type="float">
            <text:p>1937,4624277457</text:p>
          </table:table-cell>
          <table:table-cell office:value-type="float" office:value="1187.90223065971" calcext:value-type="float">
            <text:p>1187,902230659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89.26184538653" calcext:value-type="float">
            <text:p>2089,2618453865</text:p>
          </table:table-cell>
          <table:table-cell office:value-type="float" office:value="1203.97795198432" calcext:value-type="float">
            <text:p>1203,977951984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21.81895881896" calcext:value-type="float">
            <text:p>1921,818958819</text:p>
          </table:table-cell>
          <table:table-cell office:value-type="float" office:value="1230.07072599532" calcext:value-type="float">
            <text:p>1230,0707259953</text:p>
          </table:table-cell>
          <table:table-cell office:value-type="float" office:value="1300" calcext:value-type="float">
            <text:p>1300</text:p>
          </table:table-cell>
          <table:table-cell table:number-columns-repeated="8"/>
          <table:table-cell table:formula="of:=(450-120)/60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47.56169871795" calcext:value-type="float">
            <text:p>2047,561698718</text:p>
          </table:table-cell>
          <table:table-cell office:value-type="float" office:value="1190.46547561564" calcext:value-type="float">
            <text:p>1190,4654756156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05.68986384266" calcext:value-type="float">
            <text:p>1905,6898638427</text:p>
          </table:table-cell>
          <table:table-cell office:value-type="float" office:value="1201.60120426123" calcext:value-type="float">
            <text:p>1201,601204261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1.26104417671" calcext:value-type="float">
            <text:p>1701,2610441767</text:p>
          </table:table-cell>
          <table:table-cell office:value-type="float" office:value="1172.83134257047" calcext:value-type="float">
            <text:p>1172,831342570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2.27761413844" calcext:value-type="float">
            <text:p>1922,2776141384</text:p>
          </table:table-cell>
          <table:table-cell office:value-type="float" office:value="1212.91032745592" calcext:value-type="float">
            <text:p>1212,910327455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18.97644191714" calcext:value-type="float">
            <text:p>1918,9764419171</text:p>
          </table:table-cell>
          <table:table-cell office:value-type="float" office:value="1220.65326855124" calcext:value-type="float">
            <text:p>1220,653268551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53.25349794239" calcext:value-type="float">
            <text:p>2053,2534979424</text:p>
          </table:table-cell>
          <table:table-cell office:value-type="float" office:value="1137.00898652022" calcext:value-type="float">
            <text:p>1137,008986520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64.86393442623" calcext:value-type="float">
            <text:p>2064,8639344262</text:p>
          </table:table-cell>
          <table:table-cell office:value-type="float" office:value="1215.61811212266" calcext:value-type="float">
            <text:p>1215,618112122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71.83934426229" calcext:value-type="float">
            <text:p>2071,8393442623</text:p>
          </table:table-cell>
          <table:table-cell office:value-type="float" office:value="1155.70763669227" calcext:value-type="float">
            <text:p>1155,707636692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37.27974276527" calcext:value-type="float">
            <text:p>1937,2797427653</text:p>
          </table:table-cell>
          <table:table-cell office:value-type="float" office:value="1129.35866123926" calcext:value-type="float">
            <text:p>1129,358661239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56.46737357259" calcext:value-type="float">
            <text:p>2056,4673735726</text:p>
          </table:table-cell>
          <table:table-cell office:value-type="float" office:value="1195.86393910561" calcext:value-type="float">
            <text:p>1195,8639391056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14.63728813559" calcext:value-type="float">
            <text:p>2114,6372881356</text:p>
          </table:table-cell>
          <table:table-cell office:value-type="float" office:value="1264.39618021547" calcext:value-type="float">
            <text:p>1264,396180215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49.2806088683" calcext:value-type="float">
            <text:p>1749,2806088683</text:p>
          </table:table-cell>
          <table:table-cell office:value-type="float" office:value="1131.17501192179" calcext:value-type="float">
            <text:p>1131,175011921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95.44544708778" calcext:value-type="float">
            <text:p>1995,4454470878</text:p>
          </table:table-cell>
          <table:table-cell office:value-type="float" office:value="1288.6380182002" calcext:value-type="float">
            <text:p>1288,638018200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25.64851485149" calcext:value-type="float">
            <text:p>2125,6485148515</text:p>
          </table:table-cell>
          <table:table-cell office:value-type="float" office:value="1048.31205673759" calcext:value-type="float">
            <text:p>1048,3120567376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11.11440329218" calcext:value-type="float">
            <text:p>2111,1144032922</text:p>
          </table:table-cell>
          <table:table-cell office:value-type="float" office:value="1093.66430782839" calcext:value-type="float">
            <text:p>1093,664307828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00.68503937008" calcext:value-type="float">
            <text:p>1900,6850393701</text:p>
          </table:table-cell>
          <table:table-cell office:value-type="float" office:value="1242.30170777989" calcext:value-type="float">
            <text:p>1242,301707779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16.82435791218" calcext:value-type="float">
            <text:p>2116,8243579122</text:p>
          </table:table-cell>
          <table:table-cell office:value-type="float" office:value="1216.48576941631" calcext:value-type="float">
            <text:p>1216,485769416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73.9315455187" calcext:value-type="float">
            <text:p>1673,9315455187</text:p>
          </table:table-cell>
          <table:table-cell office:value-type="float" office:value="1194.38312318138" calcext:value-type="float">
            <text:p>1194,383123181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3.00923076923" calcext:value-type="float">
            <text:p>1053,0092307692</text:p>
          </table:table-cell>
          <table:table-cell office:value-type="float" office:value="1195.83980099502" calcext:value-type="float">
            <text:p>1195,83980099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53.44227504244" calcext:value-type="float">
            <text:p>1053,4422750424</text:p>
          </table:table-cell>
          <table:table-cell office:value-type="float" office:value="1252.78001833181" calcext:value-type="float">
            <text:p>1252,780018331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68.52702702703" calcext:value-type="float">
            <text:p>1068,527027027</text:p>
          </table:table-cell>
          <table:table-cell office:value-type="float" office:value="1210.7161961367" calcext:value-type="float">
            <text:p>1210,716196136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2.66796368353" calcext:value-type="float">
            <text:p>1092,6679636835</text:p>
          </table:table-cell>
          <table:table-cell office:value-type="float" office:value="1240.24831518922" calcext:value-type="float">
            <text:p>1240,248315189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74.00842459983" calcext:value-type="float">
            <text:p>1074,0084245998</text:p>
          </table:table-cell>
          <table:table-cell office:value-type="float" office:value="1189.57733395262" calcext:value-type="float">
            <text:p>1189,5773339526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9.19045275591" calcext:value-type="float">
            <text:p>1199,1904527559</text:p>
          </table:table-cell>
          <table:table-cell office:value-type="float" office:value="1231.90039643211" calcext:value-type="float">
            <text:p>1231,9003964321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4.98199329983" calcext:value-type="float">
            <text:p>1034,9819932998</text:p>
          </table:table-cell>
          <table:table-cell office:value-type="float" office:value="1080.10649671053" calcext:value-type="float">
            <text:p>1080,1064967105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9.7538334024" calcext:value-type="float">
            <text:p>1049,7538334024</text:p>
          </table:table-cell>
          <table:table-cell office:value-type="float" office:value="1200.79855421687" calcext:value-type="float">
            <text:p>1200,798554216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3.03025138475" calcext:value-type="float">
            <text:p>1063,0302513848</text:p>
          </table:table-cell>
          <table:table-cell office:value-type="float" office:value="1264.30983772819" calcext:value-type="float">
            <text:p>1264,309837728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64.7072243346" calcext:value-type="float">
            <text:p>1064,7072243346</text:p>
          </table:table-cell>
          <table:table-cell office:value-type="float" office:value="1260.9360410831" calcext:value-type="float">
            <text:p>1260,9360410831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92.74334140436" calcext:value-type="float">
            <text:p>1192,7433414044</text:p>
          </table:table-cell>
          <table:table-cell office:value-type="float" office:value="1046.93984962406" calcext:value-type="float">
            <text:p>1046,9398496241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80.49658314351" calcext:value-type="float">
            <text:p>1180,4965831435</text:p>
          </table:table-cell>
          <table:table-cell office:value-type="float" office:value="1258.88888888889" calcext:value-type="float">
            <text:p>1258,8888888889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16.58610709117" calcext:value-type="float">
            <text:p>1216,5861070912</text:p>
          </table:table-cell>
          <table:table-cell office:value-type="float" office:value="1160.9940312213" calcext:value-type="float">
            <text:p>1160,9940312213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07.48982300885" calcext:value-type="float">
            <text:p>1107,4898230089</text:p>
          </table:table-cell>
          <table:table-cell office:value-type="float" office:value="1110.78907721281" calcext:value-type="float">
            <text:p>1110,7890772128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46.29961089494" calcext:value-type="float">
            <text:p>1046,2996108949</text:p>
          </table:table-cell>
          <table:table-cell office:value-type="float" office:value="1192.76059618072" calcext:value-type="float">
            <text:p>1192,7605961807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13.72219740956" calcext:value-type="float">
            <text:p>1013,7221974096</text:p>
          </table:table-cell>
          <table:table-cell office:value-type="float" office:value="1088.61474269819" calcext:value-type="float">
            <text:p>1088,6147426982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3:18:23.9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23:51:05.962000000</dc:date>
    <meta:editing-duration>PT37M11S</meta:editing-duration>
    <meta:editing-cycles>4</meta:editing-cycles>
    <meta:generator>LibreOffice/5.0.6.3$Windows_x86 LibreOffice_project/490fc03b25318460cfc54456516ea2519c11d1aa</meta:generator>
    <meta:document-statistic meta:table-count="1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 style:rotation-angle="45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dash" draw:stroke-dash="Dashed_20__28_var_29_" svg:stroke-width="0.025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3cm" svg:stroke-color="#006600" draw:fill-color="#0066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21cm" svg:height="9.006cm" xlink:href=".." xlink:type="simple" chart:class="chart:line" chart:style-name="ch1">
        <chart:legend svg:x="1.336cm" svg:y="0.306cm" style:legend-expansion="custom" chartooo:width="9.798cm" chartooo:height="1.182cm" style:legend-expansion-aspect-ratio="8.28934010152284" chart:style-name="ch2"/>
        <chart:plot-area chart:style-name="ch3" table:cell-range-address="'replication-UNDEPLOYED-500ms-200ReqsPerSec-100-250users'.A1:'replication-UNDEPLOYED-500ms-200ReqsPerSec-100-250users'.D62" chart:data-source-has-labels="both" svg:x="1.157cm" svg:y="1.678cm" svg:width="13.246cm" svg:height="6.175cm">
          <chartooo:coordinate-region svg:x="2.149cm" svg:y="1.864cm" svg:width="12.124cm" svg:height="5.084cm"/>
          <chart:axis chart:dimension="x" chart:name="primary-x" chart:style-name="ch4" chartooo:axis-type="auto">
            <chartooo:date-scale/>
            <chart:title svg:x="7.114cm" svg:y="8.033cm" chart:style-name="ch5">
              <text:p>Time (s)</text:p>
            </chart:title>
            <chart:categories table:cell-range-address="'replication-UNDEPLOYED-500ms-200ReqsPerSec-100-250users'.A2:'replication-UNDEPLOYED-500ms-200ReqsPerSec-100-250users'.A62"/>
          </chart:axis>
          <chart:axis chart:dimension="y" chart:name="primary-y" chart:style-name="ch6">
            <chart:title svg:x="0.301cm" svg:y="6.33cm" chart:style-name="ch7">
              <text:p>Response time (ms)</text:p>
            </chart:title>
            <chart:grid chart:style-name="ch8" chart:class="major"/>
          </chart:axis>
          <chart:series chart:style-name="ch9" chart:values-cell-range-address="'replication-UNDEPLOYED-500ms-200ReqsPerSec-100-250users'.B2:'replication-UNDEPLOYED-500ms-200ReqsPerSec-100-250users'.B62" chart:label-cell-address="'replication-UNDEPLOYED-500ms-200ReqsPerSec-100-250users'.B1:'replication-UNDEPLOYED-500ms-200ReqsPerSec-100-250users'.B1" chart:class="chart:line">
            <chart:data-point chart:repeated="61"/>
          </chart:series>
          <chart:series chart:style-name="ch10" chart:values-cell-range-address="'replication-UNDEPLOYED-500ms-200ReqsPerSec-100-250users'.C2:'replication-UNDEPLOYED-500ms-200ReqsPerSec-100-250users'.C62" chart:label-cell-address="'replication-UNDEPLOYED-500ms-200ReqsPerSec-100-250users'.C1:'replication-UNDEPLOYED-500ms-200ReqsPerSec-100-250users'.C1" chart:class="chart:line">
            <chart:data-point chart:repeated="61"/>
          </chart:series>
          <chart:series chart:style-name="ch11" chart:values-cell-range-address="'replication-UNDEPLOYED-500ms-200ReqsPerSec-100-250users'.D2:'replication-UNDEPLOYED-500ms-200ReqsPerSec-100-250users'.D62" chart:label-cell-address="'replication-UNDEPLOYED-500ms-200ReqsPerSec-100-250users'.D1:'replication-UNDEPLOYED-500ms-200ReqsPerSec-100-250users'.D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2 – Coarse grained elasticity</text:p>
                <draw:g>
                  <svg:desc>'replication-UNDEPLOYED-500ms-200ReqsPerSec-100-250users'.B1:'replication-UNDEPLOYED-500ms-200ReqsPerSec-100-250users'.B1</svg:desc>
                </draw:g>
              </table:table-cell>
              <table:table-cell office:value-type="string">
                <text:p>s3 – Fine-grained elasticity</text:p>
                <draw:g>
                  <svg:desc>'replication-UNDEPLOYED-500ms-200ReqsPerSec-100-250users'.C1:'replication-UNDEPLOYED-500ms-200ReqsPerSec-100-250users'.C1</svg:desc>
                </draw:g>
              </table:table-cell>
              <table:table-cell office:value-type="string">
                <text:p>Threshold</text:p>
                <draw:g>
                  <svg:desc>'replication-UNDEPLOYED-500ms-200ReqsPerSec-100-250users'.D1:'replication-UNDEPLOYED-500ms-200ReqsPerSec-100-250users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replication-UNDEPLOYED-500ms-200ReqsPerSec-100-250users'.A2:'replication-UNDEPLOYED-500ms-200ReqsPerSec-100-250users'.A62</svg:desc>
                </draw:g>
              </table:table-cell>
              <table:table-cell office:value-type="float" office:value="0">
                <text:p>0</text:p>
                <draw:g>
                  <svg:desc>'replication-UNDEPLOYED-500ms-200ReqsPerSec-100-250users'.B2:'replication-UNDEPLOYED-500ms-200ReqsPerSec-100-250users'.B62</svg:desc>
                </draw:g>
              </table:table-cell>
              <table:table-cell office:value-type="float" office:value="0">
                <text:p>0</text:p>
                <draw:g>
                  <svg:desc>'replication-UNDEPLOYED-500ms-200ReqsPerSec-100-250users'.C2:'replication-UNDEPLOYED-500ms-200ReqsPerSec-100-250users'.C62</svg:desc>
                </draw:g>
              </table:table-cell>
              <table:table-cell office:value-type="float" office:value="1300">
                <text:p>1300</text:p>
                <draw:g>
                  <svg:desc>'replication-UNDEPLOYED-500ms-200ReqsPerSec-100-250users'.D2:'replication-UNDEPLOYED-500ms-200ReqsPerSec-100-250users'.D6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8.066170388751">
                <text:p>828.066170388751</text:p>
              </table:table-cell>
              <table:table-cell office:value-type="float" office:value="850.11570247934">
                <text:p>850.1157024793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4.941563786008">
                <text:p>824.941563786008</text:p>
              </table:table-cell>
              <table:table-cell office:value-type="float" office:value="858.921754084265">
                <text:p>858.92175408426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9.70652173913">
                <text:p>839.70652173913</text:p>
              </table:table-cell>
              <table:table-cell office:value-type="float" office:value="865.022260273973">
                <text:p>865.02226027397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6.251876563803">
                <text:p>836.251876563803</text:p>
              </table:table-cell>
              <table:table-cell office:value-type="float" office:value="829.81592039801">
                <text:p>829.8159203980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2.306276150628">
                <text:p>842.306276150628</text:p>
              </table:table-cell>
              <table:table-cell office:value-type="float" office:value="831.786600496278">
                <text:p>831.78660049627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4.736281736282">
                <text:p>824.736281736282</text:p>
              </table:table-cell>
              <table:table-cell office:value-type="float" office:value="833.730642504119">
                <text:p>833.7306425041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5.757650951199">
                <text:p>835.757650951199</text:p>
              </table:table-cell>
              <table:table-cell office:value-type="float" office:value="848.907692307692">
                <text:p>848.9076923076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45.589940323956">
                <text:p>845.589940323956</text:p>
              </table:table-cell>
              <table:table-cell office:value-type="float" office:value="845.204526404024">
                <text:p>845.20452640402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3.195884773663">
                <text:p>833.195884773663</text:p>
              </table:table-cell>
              <table:table-cell office:value-type="float" office:value="840.107382550336">
                <text:p>840.10738255033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7.369851729819">
                <text:p>817.369851729819</text:p>
              </table:table-cell>
              <table:table-cell office:value-type="float" office:value="829.709758131776">
                <text:p>829.70975813177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28.617549668874">
                <text:p>828.617549668874</text:p>
              </table:table-cell>
              <table:table-cell office:value-type="float" office:value="843.067782426778">
                <text:p>843.06778242677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54.789429530201">
                <text:p>854.789429530201</text:p>
              </table:table-cell>
              <table:table-cell office:value-type="float" office:value="831.018945634267">
                <text:p>831.0189456342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85.68155197657">
                <text:p>1885.68155197657</text:p>
              </table:table-cell>
              <table:table-cell office:value-type="float" office:value="1952.17638266069">
                <text:p>1952.1763826606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26.21755725191">
                <text:p>1826.21755725191</text:p>
              </table:table-cell>
              <table:table-cell office:value-type="float" office:value="2071.91784232365">
                <text:p>2071.9178423236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12.76037483266">
                <text:p>1812.76037483266</text:p>
              </table:table-cell>
              <table:table-cell office:value-type="float" office:value="2031.66473988439">
                <text:p>2031.6647398843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27.47350543478">
                <text:p>1727.47350543478</text:p>
              </table:table-cell>
              <table:table-cell office:value-type="float" office:value="2010.2808716707">
                <text:p>2010.280871670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98.26941747573">
                <text:p>1898.26941747573</text:p>
              </table:table-cell>
              <table:table-cell office:value-type="float" office:value="2060.71176470588">
                <text:p>2060.7117647058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92.64546684709">
                <text:p>1792.64546684709</text:p>
              </table:table-cell>
              <table:table-cell office:value-type="float" office:value="1120.28888888889">
                <text:p>1120.288888888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65.52422030524">
                <text:p>1565.52422030524</text:p>
              </table:table-cell>
              <table:table-cell office:value-type="float" office:value="1060.37083860093">
                <text:p>1060.3708386009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55.48232323232">
                <text:p>1755.48232323232</text:p>
              </table:table-cell>
              <table:table-cell office:value-type="float" office:value="1165.65576833255">
                <text:p>1165.6557683325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021.01300813008">
                <text:p>2021.01300813008</text:p>
              </table:table-cell>
              <table:table-cell office:value-type="float" office:value="1188.46100278552">
                <text:p>1188.4610027855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47.31519274376">
                <text:p>1747.31519274376</text:p>
              </table:table-cell>
              <table:table-cell office:value-type="float" office:value="1137.30198739699">
                <text:p>1137.3019873969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26.47948890383">
                <text:p>1826.47948890383</text:p>
              </table:table-cell>
              <table:table-cell office:value-type="float" office:value="1213.02491772449">
                <text:p>1213.0249177244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37.46242774566">
                <text:p>1937.46242774566</text:p>
              </table:table-cell>
              <table:table-cell office:value-type="float" office:value="1187.90223065971">
                <text:p>1187.9022306597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89.26184538653">
                <text:p>2089.26184538653</text:p>
              </table:table-cell>
              <table:table-cell office:value-type="float" office:value="1203.97795198432">
                <text:p>1203.9779519843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921.81895881896">
                <text:p>1921.81895881896</text:p>
              </table:table-cell>
              <table:table-cell office:value-type="float" office:value="1230.07072599532">
                <text:p>1230.0707259953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047.56169871795">
                <text:p>2047.56169871795</text:p>
              </table:table-cell>
              <table:table-cell office:value-type="float" office:value="1190.46547561564">
                <text:p>1190.4654756156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905.68986384266">
                <text:p>1905.68986384266</text:p>
              </table:table-cell>
              <table:table-cell office:value-type="float" office:value="1201.60120426123">
                <text:p>1201.6012042612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01.26104417671">
                <text:p>1701.26104417671</text:p>
              </table:table-cell>
              <table:table-cell office:value-type="float" office:value="1172.83134257047">
                <text:p>1172.8313425704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22.27761413844">
                <text:p>1922.27761413844</text:p>
              </table:table-cell>
              <table:table-cell office:value-type="float" office:value="1212.91032745592">
                <text:p>1212.910327455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918.97644191714">
                <text:p>1918.97644191714</text:p>
              </table:table-cell>
              <table:table-cell office:value-type="float" office:value="1220.65326855124">
                <text:p>1220.6532685512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53.25349794239">
                <text:p>2053.25349794239</text:p>
              </table:table-cell>
              <table:table-cell office:value-type="float" office:value="1137.00898652022">
                <text:p>1137.0089865202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64.86393442623">
                <text:p>2064.86393442623</text:p>
              </table:table-cell>
              <table:table-cell office:value-type="float" office:value="1215.61811212266">
                <text:p>1215.618112122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071.83934426229">
                <text:p>2071.83934426229</text:p>
              </table:table-cell>
              <table:table-cell office:value-type="float" office:value="1155.70763669227">
                <text:p>1155.7076366922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37.27974276527">
                <text:p>1937.27974276527</text:p>
              </table:table-cell>
              <table:table-cell office:value-type="float" office:value="1129.35866123926">
                <text:p>1129.3586612392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056.46737357259">
                <text:p>2056.46737357259</text:p>
              </table:table-cell>
              <table:table-cell office:value-type="float" office:value="1195.86393910561">
                <text:p>1195.8639391056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114.63728813559">
                <text:p>2114.63728813559</text:p>
              </table:table-cell>
              <table:table-cell office:value-type="float" office:value="1264.39618021547">
                <text:p>1264.3961802154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49.2806088683">
                <text:p>1749.2806088683</text:p>
              </table:table-cell>
              <table:table-cell office:value-type="float" office:value="1131.17501192179">
                <text:p>1131.1750119217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995.44544708778">
                <text:p>1995.44544708778</text:p>
              </table:table-cell>
              <table:table-cell office:value-type="float" office:value="1288.6380182002">
                <text:p>1288.63801820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25.64851485149">
                <text:p>2125.64851485149</text:p>
              </table:table-cell>
              <table:table-cell office:value-type="float" office:value="1048.31205673759">
                <text:p>1048.312056737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111.11440329218">
                <text:p>2111.11440329218</text:p>
              </table:table-cell>
              <table:table-cell office:value-type="float" office:value="1093.66430782839">
                <text:p>1093.6643078283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00.68503937008">
                <text:p>1900.68503937008</text:p>
              </table:table-cell>
              <table:table-cell office:value-type="float" office:value="1242.30170777989">
                <text:p>1242.301707779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16.82435791218">
                <text:p>2116.82435791218</text:p>
              </table:table-cell>
              <table:table-cell office:value-type="float" office:value="1216.48576941631">
                <text:p>1216.4857694163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73.9315455187">
                <text:p>1673.9315455187</text:p>
              </table:table-cell>
              <table:table-cell office:value-type="float" office:value="1194.38312318138">
                <text:p>1194.383123181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53.00923076923">
                <text:p>1053.00923076923</text:p>
              </table:table-cell>
              <table:table-cell office:value-type="float" office:value="1195.83980099502">
                <text:p>1195.839800995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53.44227504244">
                <text:p>1053.44227504244</text:p>
              </table:table-cell>
              <table:table-cell office:value-type="float" office:value="1252.78001833181">
                <text:p>1252.7800183318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68.52702702703">
                <text:p>1068.52702702703</text:p>
              </table:table-cell>
              <table:table-cell office:value-type="float" office:value="1210.7161961367">
                <text:p>1210.71619613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92.66796368353">
                <text:p>1092.66796368353</text:p>
              </table:table-cell>
              <table:table-cell office:value-type="float" office:value="1240.24831518922">
                <text:p>1240.2483151892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74.00842459983">
                <text:p>1074.00842459983</text:p>
              </table:table-cell>
              <table:table-cell office:value-type="float" office:value="1189.57733395262">
                <text:p>1189.5773339526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99.19045275591">
                <text:p>1199.19045275591</text:p>
              </table:table-cell>
              <table:table-cell office:value-type="float" office:value="1231.90039643211">
                <text:p>1231.9003964321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4.98199329983">
                <text:p>1034.98199329983</text:p>
              </table:table-cell>
              <table:table-cell office:value-type="float" office:value="1080.10649671053">
                <text:p>1080.1064967105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49.7538334024">
                <text:p>1049.7538334024</text:p>
              </table:table-cell>
              <table:table-cell office:value-type="float" office:value="1200.79855421687">
                <text:p>1200.7985542168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63.03025138475">
                <text:p>1063.03025138475</text:p>
              </table:table-cell>
              <table:table-cell office:value-type="float" office:value="1264.30983772819">
                <text:p>1264.309837728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64.7072243346">
                <text:p>1064.7072243346</text:p>
              </table:table-cell>
              <table:table-cell office:value-type="float" office:value="1260.9360410831">
                <text:p>1260.936041083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92.74334140436">
                <text:p>1192.74334140436</text:p>
              </table:table-cell>
              <table:table-cell office:value-type="float" office:value="1046.93984962406">
                <text:p>1046.9398496240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180.49658314351">
                <text:p>1180.49658314351</text:p>
              </table:table-cell>
              <table:table-cell office:value-type="float" office:value="1258.88888888889">
                <text:p>1258.888888888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16.58610709117">
                <text:p>1216.58610709117</text:p>
              </table:table-cell>
              <table:table-cell office:value-type="float" office:value="1160.9940312213">
                <text:p>1160.994031221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107.48982300885">
                <text:p>1107.48982300885</text:p>
              </table:table-cell>
              <table:table-cell office:value-type="float" office:value="1110.78907721281">
                <text:p>1110.7890772128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46.29961089494">
                <text:p>1046.29961089494</text:p>
              </table:table-cell>
              <table:table-cell office:value-type="float" office:value="1192.76059618072">
                <text:p>1192.7605961807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13.72219740956">
                <text:p>1013.72219740956</text:p>
              </table:table-cell>
              <table:table-cell office:value-type="float" office:value="1088.61474269819">
                <text:p>1088.61474269819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